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1143" officeooo:paragraph-rsid="000a1143"/>
    </style:style>
    <style:style style:name="P2" style:family="paragraph" style:parent-style-name="Standard">
      <style:paragraph-properties fo:text-align="justify" style:justify-single-word="false"/>
      <style:text-properties officeooo:rsid="000a1143" officeooo:paragraph-rsid="000a1143"/>
    </style:style>
    <style:style style:name="P3" style:family="paragraph" style:parent-style-name="Standard">
      <style:text-properties officeooo:rsid="000a1143" officeooo:paragraph-rsid="000e8693"/>
    </style:style>
    <style:style style:name="P4" style:family="paragraph" style:parent-style-name="Standard">
      <style:text-properties officeooo:rsid="000a1143" officeooo:paragraph-rsid="0019e6ad"/>
    </style:style>
    <style:style style:name="P5" style:family="paragraph" style:parent-style-name="Standard">
      <style:text-properties officeooo:rsid="000a1143" officeooo:paragraph-rsid="0021fbbf"/>
    </style:style>
    <style:style style:name="P6" style:family="paragraph" style:parent-style-name="Standard">
      <style:text-properties officeooo:rsid="000c72e3" officeooo:paragraph-rsid="000c72e3"/>
    </style:style>
    <style:style style:name="P7" style:family="paragraph" style:parent-style-name="Standard">
      <style:paragraph-properties fo:text-align="justify" style:justify-single-word="false"/>
      <style:text-properties officeooo:rsid="000c72e3" officeooo:paragraph-rsid="000c72e3"/>
    </style:style>
    <style:style style:name="P8" style:family="paragraph" style:parent-style-name="Standard">
      <style:text-properties officeooo:rsid="000c72e3" officeooo:paragraph-rsid="000e8693"/>
    </style:style>
    <style:style style:name="P9" style:family="paragraph" style:parent-style-name="Standard">
      <style:text-properties officeooo:rsid="000e9a08" officeooo:paragraph-rsid="000e9a08"/>
    </style:style>
    <style:style style:name="P10" style:family="paragraph" style:parent-style-name="Standard">
      <style:paragraph-properties fo:text-align="justify" style:justify-single-word="false"/>
      <style:text-properties officeooo:rsid="001171e2" officeooo:paragraph-rsid="001171e2"/>
    </style:style>
    <style:style style:name="P11" style:family="paragraph" style:parent-style-name="Standard">
      <style:paragraph-properties fo:text-align="justify" style:justify-single-word="false"/>
      <style:text-properties officeooo:rsid="001171e2" officeooo:paragraph-rsid="0019e6ad"/>
    </style:style>
    <style:style style:name="P12" style:family="paragraph" style:parent-style-name="Standard">
      <style:paragraph-properties fo:text-align="justify" style:justify-single-word="false"/>
      <style:text-properties officeooo:rsid="001171e2" officeooo:paragraph-rsid="0021fbbf"/>
    </style:style>
    <style:style style:name="P13" style:family="paragraph" style:parent-style-name="Standard">
      <style:text-properties officeooo:rsid="001171e2" officeooo:paragraph-rsid="001171e2"/>
    </style:style>
    <style:style style:name="P14" style:family="paragraph" style:parent-style-name="Standard">
      <style:text-properties officeooo:rsid="001171e2" officeooo:paragraph-rsid="0019e6ad"/>
    </style:style>
    <style:style style:name="P15" style:family="paragraph" style:parent-style-name="Standard">
      <style:text-properties officeooo:rsid="001171e2" officeooo:paragraph-rsid="0021fbbf"/>
    </style:style>
    <style:style style:name="P16" style:family="paragraph" style:parent-style-name="Standard">
      <style:text-properties officeooo:rsid="00171843" officeooo:paragraph-rsid="00171843"/>
    </style:style>
    <style:style style:name="P17" style:family="paragraph" style:parent-style-name="Standard">
      <style:paragraph-properties fo:text-align="justify" style:justify-single-word="false"/>
      <style:text-properties officeooo:paragraph-rsid="00188591"/>
    </style:style>
    <style:style style:name="P18" style:family="paragraph" style:parent-style-name="Standard">
      <style:paragraph-properties fo:text-align="justify" style:justify-single-word="false"/>
      <style:text-properties officeooo:rsid="00188591" officeooo:paragraph-rsid="00188591"/>
    </style:style>
    <style:style style:name="P19" style:family="paragraph" style:parent-style-name="Standard">
      <style:text-properties officeooo:rsid="0018debf" officeooo:paragraph-rsid="0018debf"/>
    </style:style>
    <style:style style:name="P20" style:family="paragraph" style:parent-style-name="Standard">
      <style:text-properties officeooo:rsid="0018debf" officeooo:paragraph-rsid="0020a388"/>
    </style:style>
    <style:style style:name="P21" style:family="paragraph" style:parent-style-name="Standard">
      <style:paragraph-properties fo:text-align="justify" style:justify-single-word="false"/>
      <style:text-properties officeooo:rsid="001f3e46" officeooo:paragraph-rsid="0021eb8c"/>
    </style:style>
    <style:style style:name="P22" style:family="paragraph" style:parent-style-name="Standard">
      <style:paragraph-properties fo:text-align="justify" style:justify-single-word="false"/>
      <style:text-properties officeooo:rsid="001f3e46" officeooo:paragraph-rsid="0021fbbf"/>
    </style:style>
    <style:style style:name="P23" style:family="paragraph" style:parent-style-name="Standard">
      <style:text-properties officeooo:rsid="001fa9d8" officeooo:paragraph-rsid="001fa9d8"/>
    </style:style>
    <style:style style:name="P24" style:family="paragraph" style:parent-style-name="Standard">
      <style:text-properties officeooo:rsid="001fa9d8" officeooo:paragraph-rsid="0021fbbf"/>
    </style:style>
    <style:style style:name="P25" style:family="paragraph" style:parent-style-name="Standard">
      <style:text-properties officeooo:rsid="0020a388" officeooo:paragraph-rsid="0021eb8c"/>
    </style:style>
    <style:style style:name="P26" style:family="paragraph" style:parent-style-name="Standard">
      <style:text-properties officeooo:rsid="000e8693" officeooo:paragraph-rsid="000e8693"/>
    </style:style>
    <style:style style:name="P27" style:family="paragraph" style:parent-style-name="Standard">
      <style:text-properties officeooo:rsid="000e8693" officeooo:paragraph-rsid="007140aa"/>
    </style:style>
    <style:style style:name="P28" style:family="paragraph" style:parent-style-name="Standard">
      <style:text-properties officeooo:rsid="0020a388" officeooo:paragraph-rsid="007453a7"/>
    </style:style>
    <style:style style:name="P29" style:family="paragraph" style:parent-style-name="Standard">
      <style:text-properties officeooo:rsid="0027ef80" officeooo:paragraph-rsid="0027ef80"/>
    </style:style>
    <style:style style:name="P30" style:family="paragraph" style:parent-style-name="Standard">
      <style:text-properties officeooo:rsid="0027ef80" officeooo:paragraph-rsid="0030866b"/>
    </style:style>
    <style:style style:name="P31" style:family="paragraph" style:parent-style-name="Standard">
      <style:paragraph-properties fo:text-align="justify" style:justify-single-word="false"/>
      <style:text-properties officeooo:rsid="001f3e46" officeooo:paragraph-rsid="002b278f"/>
    </style:style>
    <style:style style:name="P32" style:family="paragraph" style:parent-style-name="Standard">
      <style:paragraph-properties fo:text-align="justify" style:justify-single-word="false"/>
      <style:text-properties officeooo:rsid="001f3e46" officeooo:paragraph-rsid="0030866b"/>
    </style:style>
    <style:style style:name="P33" style:family="paragraph" style:parent-style-name="Standard">
      <style:paragraph-properties fo:text-align="justify" style:justify-single-word="false"/>
      <style:text-properties officeooo:rsid="001f3e46" officeooo:paragraph-rsid="0038273c"/>
    </style:style>
    <style:style style:name="P34" style:family="paragraph" style:parent-style-name="Standard">
      <style:paragraph-properties fo:text-align="justify" style:justify-single-word="false"/>
      <style:text-properties officeooo:rsid="001f3e46" officeooo:paragraph-rsid="004d2241"/>
    </style:style>
    <style:style style:name="P35" style:family="paragraph" style:parent-style-name="Standard">
      <style:text-properties officeooo:rsid="002eddc6" officeooo:paragraph-rsid="002eddc6"/>
    </style:style>
    <style:style style:name="P36" style:family="paragraph" style:parent-style-name="Standard">
      <style:text-properties officeooo:rsid="000a1143" officeooo:paragraph-rsid="0030866b"/>
    </style:style>
    <style:style style:name="P37" style:family="paragraph" style:parent-style-name="Standard">
      <style:text-properties officeooo:rsid="000a1143" officeooo:paragraph-rsid="0038273c"/>
    </style:style>
    <style:style style:name="P38" style:family="paragraph" style:parent-style-name="Standard">
      <style:text-properties officeooo:rsid="000a1143" officeooo:paragraph-rsid="00425516"/>
    </style:style>
    <style:style style:name="P39" style:family="paragraph" style:parent-style-name="Standard">
      <style:text-properties officeooo:rsid="000a1143" officeooo:paragraph-rsid="004d2241"/>
    </style:style>
    <style:style style:name="P40" style:family="paragraph" style:parent-style-name="Standard">
      <style:text-properties officeooo:rsid="000a1143" officeooo:paragraph-rsid="004eb3ca"/>
    </style:style>
    <style:style style:name="P41" style:family="paragraph" style:parent-style-name="Standard">
      <style:text-properties officeooo:rsid="000a1143" officeooo:paragraph-rsid="0055727f"/>
    </style:style>
    <style:style style:name="P42" style:family="paragraph" style:parent-style-name="Standard">
      <style:text-properties officeooo:rsid="000a1143" officeooo:paragraph-rsid="00568080"/>
    </style:style>
    <style:style style:name="P43" style:family="paragraph" style:parent-style-name="Standard">
      <style:text-properties officeooo:rsid="000a1143" officeooo:paragraph-rsid="00669c2e"/>
    </style:style>
    <style:style style:name="P44" style:family="paragraph" style:parent-style-name="Standard">
      <style:text-properties officeooo:rsid="000a1143" officeooo:paragraph-rsid="00685fc1"/>
    </style:style>
    <style:style style:name="P45" style:family="paragraph" style:parent-style-name="Standard">
      <style:text-properties officeooo:rsid="001171e2" officeooo:paragraph-rsid="0030866b"/>
    </style:style>
    <style:style style:name="P46" style:family="paragraph" style:parent-style-name="Standard">
      <style:text-properties officeooo:rsid="001171e2" officeooo:paragraph-rsid="0038273c"/>
    </style:style>
    <style:style style:name="P47" style:family="paragraph" style:parent-style-name="Standard">
      <style:text-properties officeooo:rsid="001171e2" officeooo:paragraph-rsid="00425516"/>
    </style:style>
    <style:style style:name="P48" style:family="paragraph" style:parent-style-name="Standard">
      <style:text-properties officeooo:rsid="001171e2" officeooo:paragraph-rsid="004d2241"/>
    </style:style>
    <style:style style:name="P49" style:family="paragraph" style:parent-style-name="Standard">
      <style:text-properties officeooo:rsid="001171e2" officeooo:paragraph-rsid="0055727f"/>
    </style:style>
    <style:style style:name="P50" style:family="paragraph" style:parent-style-name="Standard">
      <style:text-properties officeooo:rsid="001171e2" officeooo:paragraph-rsid="00669c2e"/>
    </style:style>
    <style:style style:name="P51" style:family="paragraph" style:parent-style-name="Standard">
      <style:paragraph-properties fo:text-align="justify" style:justify-single-word="false"/>
      <style:text-properties officeooo:rsid="00317c6f" officeooo:paragraph-rsid="00317c6f"/>
    </style:style>
    <style:style style:name="P52" style:family="paragraph" style:parent-style-name="Standard">
      <style:paragraph-properties fo:text-align="justify" style:justify-single-word="false"/>
      <style:text-properties officeooo:rsid="00317c6f" officeooo:paragraph-rsid="0038273c"/>
    </style:style>
    <style:style style:name="P53" style:family="paragraph" style:parent-style-name="Standard">
      <style:paragraph-properties fo:text-align="justify" style:justify-single-word="false"/>
      <style:text-properties officeooo:rsid="00322cf3" officeooo:paragraph-rsid="00322cf3"/>
    </style:style>
    <style:style style:name="P54" style:family="paragraph" style:parent-style-name="Standard">
      <style:paragraph-properties fo:text-align="justify" style:justify-single-word="false"/>
      <style:text-properties officeooo:rsid="00322cf3" officeooo:paragraph-rsid="00354c19"/>
    </style:style>
    <style:style style:name="P55" style:family="paragraph" style:parent-style-name="Standard">
      <style:paragraph-properties fo:text-align="justify" style:justify-single-word="false"/>
      <style:text-properties officeooo:rsid="00322cf3" officeooo:paragraph-rsid="0038273c"/>
    </style:style>
    <style:style style:name="P56" style:family="paragraph" style:parent-style-name="Standard">
      <style:paragraph-properties fo:text-align="justify" style:justify-single-word="false"/>
      <style:text-properties officeooo:rsid="00322cf3" officeooo:paragraph-rsid="004166f7"/>
    </style:style>
    <style:style style:name="P57" style:family="paragraph" style:parent-style-name="Standard">
      <style:paragraph-properties fo:text-align="justify" style:justify-single-word="false"/>
      <style:text-properties officeooo:rsid="00322cf3" officeooo:paragraph-rsid="004d2241"/>
    </style:style>
    <style:style style:name="P58" style:family="paragraph" style:parent-style-name="Standard">
      <style:paragraph-properties fo:text-align="justify" style:justify-single-word="false"/>
      <style:text-properties officeooo:rsid="00322cf3" officeooo:paragraph-rsid="0052ba5f"/>
    </style:style>
    <style:style style:name="P59" style:family="paragraph" style:parent-style-name="Standard">
      <style:text-properties officeooo:rsid="00322cf3" officeooo:paragraph-rsid="00322cf3"/>
    </style:style>
    <style:style style:name="P60" style:family="paragraph" style:parent-style-name="Standard">
      <style:text-properties officeooo:rsid="0032d528" officeooo:paragraph-rsid="0032d528"/>
    </style:style>
    <style:style style:name="P61" style:family="paragraph" style:parent-style-name="Standard">
      <style:text-properties officeooo:rsid="0032d528" officeooo:paragraph-rsid="0038273c"/>
    </style:style>
    <style:style style:name="P62" style:family="paragraph" style:parent-style-name="Standard">
      <style:text-properties officeooo:rsid="0032d528" officeooo:paragraph-rsid="00425516"/>
    </style:style>
    <style:style style:name="P63" style:family="paragraph" style:parent-style-name="Standard">
      <style:text-properties officeooo:rsid="003d2a2c" officeooo:paragraph-rsid="003d2a2c"/>
    </style:style>
    <style:style style:name="P64" style:family="paragraph" style:parent-style-name="Standard">
      <style:text-properties officeooo:rsid="003d2a2c" officeooo:paragraph-rsid="00425516"/>
    </style:style>
    <style:style style:name="P65" style:family="paragraph" style:parent-style-name="Standard">
      <style:paragraph-properties fo:text-align="justify" style:justify-single-word="false"/>
      <style:text-properties officeooo:rsid="003dcab0" officeooo:paragraph-rsid="003dcab0"/>
    </style:style>
    <style:style style:name="P66" style:family="paragraph" style:parent-style-name="Standard">
      <style:paragraph-properties fo:text-align="justify" style:justify-single-word="false"/>
      <style:text-properties officeooo:rsid="003dcab0" officeooo:paragraph-rsid="004d2241"/>
    </style:style>
    <style:style style:name="P67" style:family="paragraph" style:parent-style-name="Standard">
      <style:text-properties officeooo:rsid="004181cd" officeooo:paragraph-rsid="004181cd"/>
    </style:style>
    <style:style style:name="P68" style:family="paragraph" style:parent-style-name="Standard">
      <style:text-properties officeooo:rsid="004181cd" officeooo:paragraph-rsid="0049d179"/>
    </style:style>
    <style:style style:name="P69" style:family="paragraph" style:parent-style-name="Standard">
      <style:text-properties officeooo:rsid="004181cd" officeooo:paragraph-rsid="0054b2c9"/>
    </style:style>
    <style:style style:name="P70" style:family="paragraph" style:parent-style-name="Standard">
      <style:paragraph-properties fo:text-align="justify" style:justify-single-word="false"/>
      <style:text-properties officeooo:rsid="0043657d" officeooo:paragraph-rsid="0043657d"/>
    </style:style>
    <style:style style:name="P71" style:family="paragraph" style:parent-style-name="Standard">
      <style:paragraph-properties fo:text-align="justify" style:justify-single-word="false"/>
      <style:text-properties officeooo:rsid="00468a69" officeooo:paragraph-rsid="00468a69"/>
    </style:style>
    <style:style style:name="P72" style:family="paragraph" style:parent-style-name="Standard">
      <style:paragraph-properties fo:text-align="justify" style:justify-single-word="false"/>
      <style:text-properties officeooo:rsid="0047cf40" officeooo:paragraph-rsid="0047cf40"/>
    </style:style>
    <style:style style:name="P73" style:family="paragraph" style:parent-style-name="Standard">
      <style:text-properties officeooo:rsid="0049d179" officeooo:paragraph-rsid="0049d179"/>
    </style:style>
    <style:style style:name="P74" style:family="paragraph" style:parent-style-name="Standard">
      <style:paragraph-properties fo:text-align="justify" style:justify-single-word="false"/>
      <style:text-properties officeooo:rsid="004ff488" officeooo:paragraph-rsid="004ff488"/>
    </style:style>
    <style:style style:name="P75" style:family="paragraph" style:parent-style-name="Standard">
      <style:text-properties officeooo:rsid="00500d35" officeooo:paragraph-rsid="00500d35"/>
    </style:style>
    <style:style style:name="P76" style:family="paragraph" style:parent-style-name="Standard">
      <style:text-properties officeooo:rsid="0052ba5f" officeooo:paragraph-rsid="0052ba5f"/>
    </style:style>
    <style:style style:name="P77" style:family="paragraph" style:parent-style-name="Standard">
      <style:text-properties officeooo:rsid="0052ba5f" officeooo:paragraph-rsid="0055727f"/>
    </style:style>
    <style:style style:name="P78" style:family="paragraph" style:parent-style-name="Standard">
      <style:text-properties officeooo:rsid="0052ba5f" officeooo:paragraph-rsid="00669c2e"/>
    </style:style>
    <style:style style:name="P79" style:family="paragraph" style:parent-style-name="Standard">
      <style:paragraph-properties fo:text-align="justify" style:justify-single-word="false"/>
      <style:text-properties officeooo:rsid="005d6f80" officeooo:paragraph-rsid="005d6f80"/>
    </style:style>
    <style:style style:name="P80" style:family="paragraph" style:parent-style-name="Standard">
      <style:text-properties officeooo:rsid="00605896" officeooo:paragraph-rsid="00605896"/>
    </style:style>
    <style:style style:name="P81" style:family="paragraph" style:parent-style-name="Standard">
      <style:text-properties officeooo:rsid="00605896" officeooo:paragraph-rsid="00669c2e"/>
    </style:style>
    <style:style style:name="P82" style:family="paragraph" style:parent-style-name="Standard">
      <style:paragraph-properties fo:text-align="justify" style:justify-single-word="false"/>
      <style:text-properties officeooo:rsid="006185a9" officeooo:paragraph-rsid="006185a9"/>
    </style:style>
    <style:style style:name="P83" style:family="paragraph" style:parent-style-name="Standard">
      <style:paragraph-properties fo:text-align="justify" style:justify-single-word="false"/>
      <style:text-properties officeooo:rsid="006185a9" officeooo:paragraph-rsid="00618b3f"/>
    </style:style>
    <style:style style:name="P84" style:family="paragraph" style:parent-style-name="Standard">
      <style:paragraph-properties fo:text-align="justify" style:justify-single-word="false"/>
      <style:text-properties officeooo:rsid="006185a9" officeooo:paragraph-rsid="00669c2e"/>
    </style:style>
    <style:style style:name="P85" style:family="paragraph" style:parent-style-name="Standard">
      <style:text-properties officeooo:rsid="006337e4" officeooo:paragraph-rsid="006337e4"/>
    </style:style>
    <style:style style:name="P86" style:family="paragraph" style:parent-style-name="Standard">
      <style:text-properties officeooo:rsid="0064a8ad" officeooo:paragraph-rsid="0064a8ad"/>
    </style:style>
    <style:style style:name="P87" style:family="paragraph" style:parent-style-name="Standard">
      <style:paragraph-properties fo:text-align="justify" style:justify-single-word="false"/>
      <style:text-properties officeooo:rsid="006867cd" officeooo:paragraph-rsid="006867cd"/>
    </style:style>
    <style:style style:name="P88" style:family="paragraph" style:parent-style-name="Standard">
      <style:paragraph-properties fo:text-align="justify" style:justify-single-word="false"/>
      <style:text-properties officeooo:rsid="00692446" officeooo:paragraph-rsid="00692446"/>
    </style:style>
    <style:style style:name="P89" style:family="paragraph" style:parent-style-name="Standard">
      <style:paragraph-properties fo:text-align="justify" style:justify-single-word="false"/>
      <style:text-properties officeooo:rsid="00692446" officeooo:paragraph-rsid="006ac2e6"/>
    </style:style>
    <style:style style:name="P90" style:family="paragraph" style:parent-style-name="Standard">
      <style:paragraph-properties fo:text-align="justify" style:justify-single-word="false"/>
      <style:text-properties officeooo:rsid="006c3d49" officeooo:paragraph-rsid="006c3d49"/>
    </style:style>
    <style:style style:name="P91" style:family="paragraph" style:parent-style-name="Standard">
      <style:text-properties officeooo:rsid="006d07b6" officeooo:paragraph-rsid="006d07b6"/>
    </style:style>
    <style:style style:name="P92" style:family="paragraph" style:parent-style-name="Standard">
      <style:text-properties officeooo:rsid="000c72e3" officeooo:paragraph-rsid="000c72e3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d3c1" style:font-style-asian="italic" style:font-style-complex="italic"/>
    </style:style>
    <style:style style:name="T4" style:family="text">
      <style:text-properties fo:font-style="italic" officeooo:rsid="0014c4d2" style:font-style-asian="italic" style:font-style-complex="italic"/>
    </style:style>
    <style:style style:name="T5" style:family="text">
      <style:text-properties fo:font-style="italic" officeooo:rsid="002d8b3b" style:font-style-asian="italic" style:font-style-complex="italic"/>
    </style:style>
    <style:style style:name="T6" style:family="text">
      <style:text-properties fo:font-style="italic" officeooo:rsid="004166f7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a1c16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aec31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3959f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38e985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3a3d9f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3c1bdb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3ccfe5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5daa62" style:font-style-asian="italic" style:font-weight-asian="normal" style:font-style-complex="italic" style:font-weight-complex="normal"/>
    </style:style>
    <style:style style:name="T17" style:family="text">
      <style:text-properties officeooo:rsid="000bd3c1"/>
    </style:style>
    <style:style style:name="T18" style:family="text">
      <style:text-properties officeooo:rsid="000e8693"/>
    </style:style>
    <style:style style:name="T19" style:family="text">
      <style:text-properties officeooo:rsid="000e9a08"/>
    </style:style>
    <style:style style:name="T20" style:family="text">
      <style:text-properties officeooo:rsid="001171e2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dfa4a" style:font-style-asian="normal" style:font-style-complex="normal"/>
    </style:style>
    <style:style style:name="T23" style:family="text">
      <style:text-properties fo:font-style="normal" officeooo:rsid="002bb18f" style:font-style-asian="normal" style:font-style-complex="normal"/>
    </style:style>
    <style:style style:name="T24" style:family="text">
      <style:text-properties fo:font-style="normal" officeooo:rsid="002d8b3b" style:font-style-asian="normal" style:font-style-complex="normal"/>
    </style:style>
    <style:style style:name="T25" style:family="text">
      <style:text-properties fo:font-style="normal" officeooo:rsid="0032d6af" style:font-style-asian="normal" style:font-style-complex="normal"/>
    </style:style>
    <style:style style:name="T26" style:family="text">
      <style:text-properties fo:font-style="normal" officeooo:rsid="004166f7" style:font-style-asian="normal" style:font-style-complex="normal"/>
    </style:style>
    <style:style style:name="T27" style:family="text">
      <style:text-properties fo:font-style="normal" officeooo:rsid="004891f9" style:font-style-asian="normal" style:font-style-complex="normal"/>
    </style:style>
    <style:style style:name="T28" style:family="text">
      <style:text-properties fo:font-style="normal" officeooo:rsid="00618b3f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1b33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aec31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a1c16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cc0e5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3f467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4aa9f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26153b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22cf3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33959f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38e985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3a3d9f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3c1bdb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3ccfe5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3f84a4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40c086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445147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5d6f80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5daa62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5f4a15" style:font-style-asian="normal" style:font-weight-asian="normal" style:font-style-complex="normal" style:font-weight-complex="normal"/>
    </style:style>
    <style:style style:name="T49" style:family="text">
      <style:text-properties officeooo:rsid="001310a8"/>
    </style:style>
    <style:style style:name="T50" style:family="text">
      <style:text-properties officeooo:rsid="0014c4d2"/>
    </style:style>
    <style:style style:name="T51" style:family="text">
      <style:text-properties officeooo:rsid="00171843"/>
    </style:style>
    <style:style style:name="T52" style:family="text">
      <style:text-properties officeooo:rsid="00188591"/>
    </style:style>
    <style:style style:name="T53" style:family="text">
      <style:text-properties officeooo:rsid="0019e6ad"/>
    </style:style>
    <style:style style:name="T54" style:family="text">
      <style:text-properties officeooo:rsid="001a1c16"/>
    </style:style>
    <style:style style:name="T55" style:family="text">
      <style:text-properties officeooo:rsid="0020a388"/>
    </style:style>
    <style:style style:name="T56" style:family="text">
      <style:text-properties officeooo:rsid="0021fbbf"/>
    </style:style>
    <style:style style:name="T57" style:family="text">
      <style:text-properties officeooo:rsid="002928df"/>
    </style:style>
    <style:style style:name="T58" style:family="text">
      <style:text-properties officeooo:rsid="002ad925"/>
    </style:style>
    <style:style style:name="T59" style:family="text">
      <style:text-properties officeooo:rsid="002b278f"/>
    </style:style>
    <style:style style:name="T60" style:family="text">
      <style:text-properties officeooo:rsid="002c8e69"/>
    </style:style>
    <style:style style:name="T61" style:family="text">
      <style:text-properties officeooo:rsid="00317c6f"/>
    </style:style>
    <style:style style:name="T62" style:family="text">
      <style:text-properties officeooo:rsid="0033b329"/>
    </style:style>
    <style:style style:name="T63" style:family="text">
      <style:text-properties officeooo:rsid="0038e985"/>
    </style:style>
    <style:style style:name="T64" style:family="text">
      <style:text-properties officeooo:rsid="003dcab0"/>
    </style:style>
    <style:style style:name="T65" style:family="text">
      <style:text-properties officeooo:rsid="004166f7"/>
    </style:style>
    <style:style style:name="T66" style:family="text">
      <style:text-properties officeooo:rsid="00425516"/>
    </style:style>
    <style:style style:name="T67" style:family="text">
      <style:text-properties officeooo:rsid="0045710b"/>
    </style:style>
    <style:style style:name="T68" style:family="text">
      <style:text-properties officeooo:rsid="0049d179"/>
    </style:style>
    <style:style style:name="T69" style:family="text">
      <style:text-properties officeooo:rsid="004eb3ca"/>
    </style:style>
    <style:style style:name="T70" style:family="text">
      <style:text-properties officeooo:rsid="005029a0"/>
    </style:style>
    <style:style style:name="T71" style:family="text">
      <style:text-properties officeooo:rsid="0052ba5f"/>
    </style:style>
    <style:style style:name="T72" style:family="text">
      <style:text-properties officeooo:rsid="0054b2c9"/>
    </style:style>
    <style:style style:name="T73" style:family="text">
      <style:text-properties officeooo:rsid="005bb6f1"/>
    </style:style>
    <style:style style:name="T74" style:family="text">
      <style:text-properties officeooo:rsid="00618b3f"/>
    </style:style>
    <style:style style:name="T75" style:family="text">
      <style:text-properties officeooo:rsid="00685fc1"/>
    </style:style>
    <style:style style:name="T76" style:family="text">
      <style:text-properties officeooo:rsid="00686a2a"/>
    </style:style>
    <style:style style:name="T77" style:family="text">
      <style:text-properties officeooo:rsid="00697a58"/>
    </style:style>
    <style:style style:name="T78" style:family="text">
      <style:text-properties officeooo:rsid="006ac2e6"/>
    </style:style>
    <style:style style:name="T79" style:family="text">
      <style:text-properties officeooo:rsid="006e2c9a"/>
    </style:style>
    <style:style style:name="T80" style:family="text">
      <style:text-properties officeooo:rsid="006f62ff"/>
    </style:style>
    <style:style style:name="T81" style:family="text">
      <style:text-properties officeooo:rsid="007140aa"/>
    </style:style>
    <style:style style:name="T82" style:family="text">
      <style:text-properties officeooo:rsid="007553c2"/>
    </style:style>
    <style:style style:name="T83" style:family="text">
      <style:text-properties officeooo:rsid="0075ed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oesc Chapecó</text:p>
      <text:p text:style-name="P1">Pós-graduação em Desenvolvimento Web, Cloud e dispositivos móveis - WebMob</text:p>
      <text:p text:style-name="P1">Disciplina: HTML5+CSS3</text:p>
      <text:p text:style-name="P1">Professor: Jean Carlo Nascimento</text:p>
      <text:p text:style-name="P1">Acadêmico(a): Adroaldo José Pagliari</text:p>
      <text:p text:style-name="P1">Artigo de revisão de CSS3</text:p>
      <text:p text:style-name="P1"/>
      <text:p text:style-name="P1"/>
      <text:p text:style-name="P1">Funcionalidade: Transform 2D – Translate</text:p>
      <text:p text:style-name="P1"/>
      <text:p text:style-name="P1">O que é?</text:p>
      <text:p text:style-name="P1"/>
      <text:p text:style-name="P2">A propriedade <text:span text:style-name="T7">translate</text:span> permite que determinado elemento seja rotacionado entre os seus eixos (XY). Assim como em um plano cartesiano as coordenadas de X e Y representam as coordenadas dos elementos, onde ao incrementar positivamente o valor de X o elemento é rotacionado a direta, enquanto que incrementando positivamente Y o elemento é deslocado para baixo. De forma análoga,porém inversa, caso os valores forem negativos o elemento é deslocado para a esquerda e para cima, respectivamente.</text:p>
      <text:p text:style-name="P1"/>
      <text:p text:style-name="P1">Onde usar:</text:p>
      <text:p text:style-name="P1"/>
      <text:p text:style-name="P1">Em qualquer elemento <text:span text:style-name="T17">HTML </text:span>que possu<text:span text:style-name="T17">a um formato 2D (</text:span><text:span text:style-name="T3">Divs</text:span><text:span text:style-name="T17">, Imagens, etc)</text:span>.</text:p>
      <text:p text:style-name="P1"/>
      <text:p text:style-name="P1">Como usar:</text:p>
      <text:p text:style-name="P1"/>
      <text:p text:style-name="P7"><text:s text:c="2"/>seletor { transform: translate(x, y); } </text:p>
      <text:p text:style-name="P7"><text:s text:c="2"/>seletor { transform: translateX(x); } </text:p>
      <text:p text:style-name="P7"><text:s text:c="2"/>seletor { transform: translateY(y); } </text:p>
      <text:p text:style-name="P1"/>
      <text:p text:style-name="P1">Exemplo de uso</text:p>
      <text:p text:style-name="P1"/>
      <text:p text:style-name="P6">Sintaxe para reposicionamento do elemento:</text:p>
      <text:p text:style-name="P1"/>
      <text:p text:style-name="P26"><text:span text:style-name="T79">elemento</text:span> {</text:p>
      <text:p text:style-name="P26"><text:s text:c="4"/>-webkit-transform: translate(<text:span text:style-name="T80">45</text:span>px, <text:span text:style-name="T80">7</text:span>0px);</text:p>
      <text:p text:style-name="P27"><text:s text:c="4"/>-moz-transform: translate(25px, 50px); <text:s/></text:p>
      <text:p text:style-name="P27"><text:span text:style-name="T81"><text:s text:c="5"/>transform: translate(50px,100px);</text:span> <text:s/></text:p>
      <text:p text:style-name="P8"><text:span text:style-name="T18">}</text:span> </text:p>
      <text:p text:style-name="P1"/>
      <text:p text:style-name="P1">Referencia<text:span text:style-name="T19">(s)</text:span>:</text:p>
      <text:p text:style-name="P1"/>
      <text:p text:style-name="P6"><text:a xlink:type="simple" xlink:href="http://www.maujor.com/tutorial/interativo-css3/" text:style-name="Internet_20_link" text:visited-style-name="Visited_20_Internet_20_Link">http://www.maujor.com/tutorial/interativo-css3/</text:a></text:p>
      <text:p text:style-name="P9">http://css3clickchart.com/#translate-transform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3">Funcionalidade: <text:span text:style-name="T20">Box Sizing</text:span></text:p>
      <text:p text:style-name="P3"/>
      <text:p text:style-name="P3">O que é?</text:p>
      <text:p text:style-name="P3"/>
      <text:p text:style-name="P10">A propriedade CSS3 <text:span text:style-name="T7">box sizing </text:span><text:span text:style-name="T29">determina se valores como, borda, margem </text:span><text:span text:style-name="T30">ou o preenchimento</text:span><text:span text:style-name="T29"> de determinado elemento irá influenciar em sua altura e largura permitindo maior flexibilidade na diagramação do conteúdo </text:span>da página. <text:span text:style-name="T49">É possível utilizar esse recurso do CSS3 para alterar ou não o tamanho de um componente através da variação dos valores das propriedades acima.</text:span></text:p>
      <text:p text:style-name="P13"/>
      <text:p text:style-name="P3">Onde usar:</text:p>
      <text:p text:style-name="P3"/>
      <text:p text:style-name="P3">Em qualquer elemento <text:span text:style-name="T17">HTML </text:span>que <text:span text:style-name="T50">seja possível definir as propriedades </text:span><text:span text:style-name="T4">border</text:span><text:span text:style-name="T50">, </text:span><text:span text:style-name="T4">margin</text:span><text:span text:style-name="T50"> ou </text:span><text:span text:style-name="T4">padding</text:span><text:span text:style-name="T50">.</text:span></text:p>
      <text:p text:style-name="P3"/>
      <text:p text:style-name="P3">Como usar:</text:p>
      <text:p text:style-name="P13"/>
      <text:p text:style-name="P18">seletor {</text:p>
      <text:p text:style-name="P17"><text:span text:style-name="T52"><text:s text:c="4"/></text:span>box-sizing: content-box|border-box|initial|inherit;</text:p>
      <text:p text:style-name="P18"><text:s text:c="4"/>width: x;</text:p>
      <text:p text:style-name="P18"><text:s text:c="4"/>border: y;</text:p>
      <text:p text:style-name="P18"><text:s text:c="4"/>float: left;</text:p>
      <text:p text:style-name="P18">}</text:p>
      <text:p text:style-name="P3"/>
      <text:p text:style-name="P3">Exemplo de uso</text:p>
      <text:p text:style-name="P3"/>
      <text:p text:style-name="P8">Sintaxe para <text:span text:style-name="T51">utilização da propriedade (Desconsiderar a borda)</text:span>:</text:p>
      <text:p text:style-name="P3"/>
      <text:p text:style-name="P16">.div4 {</text:p>
      <text:p text:style-name="P16"><text:s text:c="4"/>width: 300px;</text:p>
      <text:p text:style-name="P16"><text:s text:c="4"/>height: 100px; <text:s text:c="3"/></text:p>
      <text:p text:style-name="P16"><text:s text:c="4"/>padding: 50px;</text:p>
      <text:p text:style-name="P16"><text:s text:c="4"/>border: 1px solid red;</text:p>
      <text:p text:style-name="P16"><text:s text:c="4"/>box-sizing: border-box;</text:p>
      <text:p text:style-name="P16">}</text:p>
      <text:p text:style-name="P3"/>
      <text:p text:style-name="P3">Referencia:</text:p>
      <text:p text:style-name="P3"/>
      <text:p text:style-name="P19"><text:a xlink:type="simple" xlink:href="http://www.w3schools.com/cssref/css3_pr_box-sizing.asp" text:style-name="Internet_20_link" text:visited-style-name="Visited_20_Internet_20_Link">http://www.w3schools.com/cssref/css3_pr_box-sizing.asp</text:a></text:p>
      <text:p text:style-name="P19"><text:a xlink:type="simple" xlink:href="http://css3clickchart.com/#box-sizing" text:style-name="Internet_20_link" text:visited-style-name="Visited_20_Internet_20_Link">http://css3clickchart.com/#box-sizing</text:a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4">Funcionalidade: <text:span text:style-name="T53">Text shadow</text:span></text:p>
      <text:p text:style-name="P4"/>
      <text:p text:style-name="P4">O que é?</text:p>
      <text:p text:style-name="P4"/>
      <text:p text:style-name="P11"><text:span text:style-name="T54">Através da propriedade</text:span> <text:span text:style-name="T8">text-shadow</text:span><text:span text:style-name="T32">, </text:span><text:span text:style-name="T31">implementada a partir do CSS3 é possível definir sombras em textos sem a necessidade de utilizar outras técnicas, como sobreposição de imagens por exemplo. Os valores admitidos pela propriedade são: A cor da sombra, a posição da sombra com relação ao eixo X (Altura) e Y (largura), e o raio (</text:span><text:span text:style-name="T10">blur</text:span><text:span text:style-name="T31">). </text:span><text:span text:style-name="T33">De forma semelhante a implementação da transformação de elementos 2D (Transform), é possível utilizar valores negativos para os valores de X e Y – dessa forma o posicionamento se dá de forma contrária, à esquerda e acima. </text:span></text:p>
      <text:p text:style-name="P14"/>
      <text:p text:style-name="P4">Onde usar:</text:p>
      <text:p text:style-name="P4"/>
      <text:p text:style-name="P4">Em qualquer elemento <text:span text:style-name="T22">que possua texto em seu conteúdo</text:span><text:span text:style-name="T50">.</text:span></text:p>
      <text:p text:style-name="P4"/>
      <text:p text:style-name="P4">Como usar:</text:p>
      <text:p text:style-name="P14"/>
      <text:p text:style-name="P21">seletor {</text:p>
      <text:p text:style-name="P21">text-shadow: cor x y raio; border: #000 1px solid;</text:p>
      <text:p text:style-name="P21">}</text:p>
      <text:p text:style-name="P4"/>
      <text:p text:style-name="P4">Exemplo de uso</text:p>
      <text:p text:style-name="P4"/>
      <text:p text:style-name="P23">Sintaxe para sombreamento do texto em uma <text:span text:style-name="T2">div</text:span>.</text:p>
      <text:p text:style-name="P4"/>
      <text:p text:style-name="P25"><text:span text:style-name="T82">div</text:span> {</text:p>
      <text:p text:style-name="P28">text-shadow: #600 1px 2px 5px;</text:p>
      <text:p text:style-name="P28">border: #000 1px solid;</text:p>
      <text:p text:style-name="P25">}</text:p>
      <text:p text:style-name="P4"/>
      <text:p text:style-name="P4">Referencia:</text:p>
      <text:p text:style-name="P4"/>
      <text:p text:style-name="P20"><text:a xlink:type="simple" xlink:href="http://www.infowester.com/css3sombras.php" text:style-name="Internet_20_link" text:visited-style-name="Visited_20_Internet_20_Link"><text:span text:style-name="T55">http://www.infowester.com/css3sombras.php</text:span></text:a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5">Funcionalidade: <text:span text:style-name="T56">Gradiente (background-image)</text:span></text:p>
      <text:p text:style-name="P5"/>
      <text:p text:style-name="P5">O que é?</text:p>
      <text:p text:style-name="P5"/>
      <text:p text:style-name="P12"><text:span text:style-name="T34">Por meio da propriedade background-image pode-se definir um efeito de variação gradativa de cor, conhecido como gradiente, antes possível apenas por </text:span><text:span text:style-name="T35">outros meios como por exemplo, através</text:span><text:span text:style-name="T34"> de imagens e Javascript</text:span><text:span text:style-name="T33">. </text:span><text:span text:style-name="T36">É possível ainda definir a proporção que o efeito irá utilizar percentualmente.</text:span></text:p>
      <text:p text:style-name="P15"/>
      <text:p text:style-name="P5">Onde usar:</text:p>
      <text:p text:style-name="P5"/>
      <text:p text:style-name="P29">O efeito pode ser obtido a partir de um navegador que tenha suporte para tal. É possível definir a propriedade em um elemento de imagem ou <text:span text:style-name="T2">div</text:span>, por exemplo.</text:p>
      <text:p text:style-name="P5"/>
      <text:p text:style-name="P5">Como usar <text:span text:style-name="T58">(Firefox)</text:span>:</text:p>
      <text:p text:style-name="P15"/>
      <text:p text:style-name="P22">seletor {</text:p>
      <text:p text:style-name="P22"><text:span text:style-name="T57">b</text:span>ackground-image: -moz-linear-gradient(<text:span text:style-name="T83">cor1</text:span>, <text:span text:style-name="T83">cor2</text:span>);</text:p>
      <text:p text:style-name="P22">}</text:p>
      <text:p text:style-name="P5"/>
      <text:p text:style-name="P5">Exemplo de uso</text:p>
      <text:p text:style-name="P5"/>
      <text:p text:style-name="P24">Sintaxe para <text:span text:style-name="T23">efeito de gradiente no Firefox, </text:span><text:span text:style-name="T24">o efeito iniciara a partir de 20% da altura do elemento </text:span><text:span text:style-name="T5">div</text:span>.</text:p>
      <text:p text:style-name="P5"/>
      <text:p text:style-name="P31"><text:span text:style-name="T59">div</text:span> {</text:p>
      <text:p text:style-name="P31"><text:span text:style-name="T60">b</text:span>ackground-image: -moz-linear-gradient(green, red 20%);</text:p>
      <text:p text:style-name="P31">}</text:p>
      <text:p text:style-name="P5"/>
      <text:p text:style-name="P5">Referencia:</text:p>
      <text:p text:style-name="P5"/>
      <text:p text:style-name="P35"><text:a xlink:type="simple" xlink:href="http://www.w3c.br/pub/Cursos/CursoCSS3/css-web.pdf" text:style-name="Internet_20_link" text:visited-style-name="Visited_20_Internet_20_Link">http://www.w3c.br/pub/Cursos/CursoCSS3/css-web.pdf</text:a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6">Funcionalidade: <text:span text:style-name="T61">Transitions</text:span></text:p>
      <text:p text:style-name="P36"/>
      <text:p text:style-name="P36">O que é?</text:p>
      <text:p text:style-name="P36"/>
      <text:p text:style-name="P51"><text:span text:style-name="T36">A </text:span><text:span text:style-name="T29">propriedade CSS3 </text:span><text:span text:style-name="T9">transitions </text:span><text:span text:style-name="T29">permite </text:span><text:span text:style-name="T37">inserir um efeito de troca de estado de determinado elemento da página. É possível através dele criar transições e animações por um determinado período de tempo. </text:span><text:span text:style-name="T38">Ainda é possível definir um tempo de atraso (</text:span><text:span text:style-name="T11">delay</text:span><text:span text:style-name="T38">) para o efeito.</text:span></text:p>
      <text:p text:style-name="P45"/>
      <text:p text:style-name="P36">Onde usar:</text:p>
      <text:p text:style-name="P36"/>
      <text:p text:style-name="P30"><text:span text:style-name="T62">Em qualquer elemento que se deseja obter o efeito</text:span>. <text:span text:style-name="T62">O uso mais comum são elementos estruturais como divs, sections, articles.</text:span></text:p>
      <text:p text:style-name="P36"/>
      <text:p text:style-name="P36">Como usar:</text:p>
      <text:p text:style-name="P45"/>
      <text:p text:style-name="P32">seletor {</text:p>
      <text:p text:style-name="P54">-webkit-transition: background-color linear .8s;</text:p>
      <text:p text:style-name="P54">-moz-transition: background-color linear .8s;</text:p>
      <text:p text:style-name="P32">}</text:p>
      <text:p text:style-name="P36"/>
      <text:p text:style-name="P36">Exemplo de uso</text:p>
      <text:p text:style-name="P36"/>
      <text:p text:style-name="P60">Sintaxe para aplicação do efeito no evento de <text:span text:style-name="T2">mouseover </text:span><text:span text:style-name="T21">em um elemento da página; </text:span><text:span text:style-name="T25">a cor é alterada gradativamente (8 segundos)</text:span><text:span text:style-name="T21">.</text:span></text:p>
      <text:p text:style-name="P36"/>
      <text:p text:style-name="P53">.element {</text:p>
      <text:p text:style-name="P53"><text:s text:c="4"/>background-color: red;</text:p>
      <text:p text:style-name="P53"><text:s text:c="4"/>-webkit-transition: background-color linear .8s;</text:p>
      <text:p text:style-name="P53"><text:s text:c="4"/>-moz-transition: background-color linear .8s;</text:p>
      <text:p text:style-name="P53"><text:s text:c="4"/>-o-transition: background-color linear .8s;</text:p>
      <text:p text:style-name="P53"><text:s text:c="4"/>transition: background-color linear .8s;</text:p>
      <text:p text:style-name="P53">}</text:p>
      <text:p text:style-name="P53"/>
      <text:p text:style-name="P53">.element:hover {</text:p>
      <text:p text:style-name="P53"><text:s text:c="4"/>background-color: blue;</text:p>
      <text:p text:style-name="P53">}</text:p>
      <text:p text:style-name="P36"/>
      <text:p text:style-name="P36">Referencia:</text:p>
      <text:p text:style-name="P36"/>
      <text:p text:style-name="P59"><text:a xlink:type="simple" xlink:href="http://css3clickchart.com/#transitions" text:style-name="Internet_20_link" text:visited-style-name="Visited_20_Internet_20_Link">http://css3clickchart.com/#transitions</text:a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37">Funcionalidade: <text:span text:style-name="T63">Reflections</text:span></text:p>
      <text:p text:style-name="P37"/>
      <text:p text:style-name="P37">O que é?</text:p>
      <text:p text:style-name="P37"/>
      <text:p text:style-name="P52"><text:span text:style-name="T39">Outra propriedade introduzida no CSS3 é o </text:span><text:span text:style-name="T15">box</text:span><text:span text:style-name="T42">-</text:span><text:span text:style-name="T12">reflect </text:span><text:span text:style-name="T39">que permite que determinado elemento sem refletido, como o próprio nome sugere, sem a necessidade de utilizar imagens ou Javascript</text:span><text:span text:style-name="T38">. </text:span><text:span text:style-name="T40">O efeito produz um resultado interessante e realístico, porém é dependente também da implementação do </text:span><text:span text:style-name="T13">browser</text:span><text:span text:style-name="T40"> utilizado. </text:span><text:span text:style-name="T41">É possível definir a posição do efeito, o espaço entre o conteúdo original e o refletido (</text:span><text:span text:style-name="T14">offset</text:span><text:span text:style-name="T41">), </text:span><text:span text:style-name="T43">e também um imagem como máscara, </text:span><text:span text:style-name="T44">a qual será utilizada como moldura ao refletir.</text:span><text:span text:style-name="T41"> </text:span></text:p>
      <text:p text:style-name="P46"/>
      <text:p text:style-name="P37">Onde usar:</text:p>
      <text:p text:style-name="P37"/>
      <text:p text:style-name="P63">O uso mais comum é em elementos de imagens, porém é possível utilizar em outros elementos estruturais.</text:p>
      <text:p text:style-name="P37"/>
      <text:p text:style-name="P37">Como usar:</text:p>
      <text:p text:style-name="P46"/>
      <text:p text:style-name="P33">seletor {</text:p>
      <text:p text:style-name="P65">-webkit-box-reflect: below 0px</text:p>
      <text:p text:style-name="P33">}</text:p>
      <text:p text:style-name="P37"/>
      <text:p text:style-name="P37">Exemplo de uso</text:p>
      <text:p text:style-name="P37"/>
      <text:p text:style-name="P61"><text:span text:style-name="T26">Abaixo um exemplo da utilização do </text:span><text:span text:style-name="T6">box-reflect </text:span><text:span text:style-name="T26">utilizando uma imagem como moldura</text:span><text:span text:style-name="T21">. </text:span><text:span text:style-name="T26">A reflexão será abaixo da imagem original e sem espaçamento entre ambas.</text:span></text:p>
      <text:p text:style-name="P37"/>
      <text:p text:style-name="P55">.<text:span text:style-name="T65">img</text:span> {</text:p>
      <text:p text:style-name="P56"><text:s text:c="3"/><text:span text:style-name="T65">-webkit-box-reflect: below 0px url(shape.png);</text:span></text:p>
      <text:p text:style-name="P55">}</text:p>
      <text:p text:style-name="P37"/>
      <text:p text:style-name="P37">Referencia:</text:p>
      <text:p text:style-name="P37"/>
      <text:p text:style-name="P67"><text:a xlink:type="simple" xlink:href="http://designshack.net/articles/css/mastering-css-reflections-in-webkit/" text:style-name="Internet_20_link" text:visited-style-name="Visited_20_Internet_20_Link">http://designshack.net/articles/css/mastering-css-reflections-in-webkit/</text:a></text:p>
      <text:p text:style-name="P67"><text:a xlink:type="simple" xlink:href="http://webdesign.tutsplus.com/tutorials/cross-browser-css-reflections-glows-and-blurs--webdesign-6294" text:style-name="Internet_20_link" text:visited-style-name="Visited_20_Internet_20_Link">http://webdesign.tutsplus.com/tutorials/cross-browser-css-reflections-glows-and-blurs--webdesign-6294</text:a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38">Funcionalidade: <text:span text:style-name="T66">Animations</text:span></text:p>
      <text:p text:style-name="P38"/>
      <text:p text:style-name="P38">O que é?</text:p>
      <text:p text:style-name="P38"/>
      <text:p text:style-name="P70"><text:span text:style-name="T41">A </text:span><text:span text:style-name="T29">propriedade </text:span><text:span text:style-name="T9">animation </text:span><text:span text:style-name="T29">permite a inserção de efeitos complexos de animação na página, sem a necessidade da utilização de Javascript ou Flash, por exemplo. É possível definir o estado inicial do elemento, incorporar um tempo, um atraso entre as alterações de estado e essencialmente </text:span><text:span text:style-name="T9">keyframes, </text:span><text:span text:style-name="T29">que se tratam dos estilos que o elemento irá assumir em determinado espaço de tempo. </text:span><text:span text:style-name="T45">Ainda outros efeitos podem ser obtidos através dos valores associados a quantas vezes a animação deverá ser executada, a velocidade e a direção.</text:span></text:p>
      <text:p text:style-name="P47"/>
      <text:p text:style-name="P47"/>
      <text:p text:style-name="P38">Onde usar:</text:p>
      <text:p text:style-name="P38"/>
      <text:p text:style-name="P64"><text:span text:style-name="T67">Em elementos estruturais, como por exemplo, div, sections, etc.</text:span></text:p>
      <text:p text:style-name="P38"/>
      <text:p text:style-name="P38">Como usar:</text:p>
      <text:p text:style-name="P47"/>
      <text:p text:style-name="P71">/* Código da animação*/</text:p>
      <text:p text:style-name="P71">@keyframes example {</text:p>
      <text:p text:style-name="P71"><text:s text:c="4"/>0% <text:s text:c="2"/>{background-color: red;}</text:p>
      <text:p text:style-name="P71"><text:s text:c="4"/>25% <text:s/>{background-color: yellow;}</text:p>
      <text:p text:style-name="P71"><text:s text:c="4"/>50% <text:s/>{background-color: blue;}</text:p>
      <text:p text:style-name="P71"><text:s text:c="4"/>100% {background-color: green;}</text:p>
      <text:p text:style-name="P71">}</text:p>
      <text:p text:style-name="P71"/>
      <text:p text:style-name="P71">/* Elemento a ser animado */</text:p>
      <text:p text:style-name="P71">seletor {</text:p>
      <text:p text:style-name="P71"><text:s text:c="4"/>width: 100px;</text:p>
      <text:p text:style-name="P71"><text:s text:c="4"/>height: 100px;</text:p>
      <text:p text:style-name="P71"><text:s text:c="4"/>background-color: red;</text:p>
      <text:p text:style-name="P71"><text:s text:c="4"/>animation-name: example;</text:p>
      <text:p text:style-name="P71"><text:s text:c="4"/>animation-duration: 4s;</text:p>
      <text:p text:style-name="P71">}</text:p>
      <text:p text:style-name="P38"/>
      <text:p text:style-name="P38">Exemplo de uso</text:p>
      <text:p text:style-name="P38"/>
      <text:p text:style-name="P62"><text:span text:style-name="T27">Animação simulando o quicar de uma bola, com tempo de duração de 1segundo</text:span><text:span text:style-name="T26">. </text:span><text:span text:style-name="T27">Um keyframe foi definido para simular a posição inicial da bola, e seu estado final.</text:span></text:p>
      <text:p text:style-name="P38"/>
      <text:p text:style-name="P72">.result-animations {</text:p>
      <text:p text:style-name="P72"><text:s text:c="4"/>-webkit-animation-name: bounceball;</text:p>
      <text:p text:style-name="P72"><text:s text:c="4"/>-webkit-animation-duration: 1s; <text:s text:c="2"/></text:p>
      <text:p text:style-name="P72">}</text:p>
      <text:p text:style-name="P72"/>
      <text:p text:style-name="P72">@-webkit-keyframes bounceball {</text:p>
      <text:p text:style-name="P72"/>
      <text:p text:style-name="P72"><text:s text:c="4"/>from {</text:p>
      <text:p text:style-name="P72"><text:s text:c="8"/>bottom: 0;</text:p>
      <text:p text:style-name="P72"><text:s text:c="4"/>}</text:p>
      <text:p text:style-name="P72"><text:soft-page-break/><text:s text:c="4"/>to {</text:p>
      <text:p text:style-name="P72"><text:s text:c="8"/>bottom: 60px; }}</text:p>
      <text:p text:style-name="P72">@keyframes bounceball {</text:p>
      <text:p text:style-name="P72"/>
      <text:p text:style-name="P72"><text:s text:c="4"/>from {</text:p>
      <text:p text:style-name="P72"><text:s text:c="8"/>bottom: 0;</text:p>
      <text:p text:style-name="P72"><text:s text:c="4"/>}</text:p>
      <text:p text:style-name="P72"/>
      <text:p text:style-name="P72"><text:s text:c="4"/>to {</text:p>
      <text:p text:style-name="P72"><text:s text:c="8"/>bottom: 60px;</text:p>
      <text:p text:style-name="P72"><text:s text:c="4"/>}</text:p>
      <text:p text:style-name="P72">}</text:p>
      <text:p text:style-name="P38"/>
      <text:p text:style-name="P38">Referencia:</text:p>
      <text:p text:style-name="P38"/>
      <text:p text:style-name="P68"><text:span text:style-name="T68">http://css3clickchart.com/#keyframe-animations</text:span></text:p>
      <text:p text:style-name="P73"><text:a xlink:type="simple" xlink:href="http://www.w3schools.com/css/css3_animations.asp" text:style-name="Internet_20_link" text:visited-style-name="Visited_20_Internet_20_Link">http://www.w3schools.com/css/css3_animations.asp</text:a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73"/>
      <text:p text:style-name="P40">Funcionalidade: <text:span text:style-name="T69">Opacity</text:span></text:p>
      <text:p text:style-name="P39"/>
      <text:p text:style-name="P39">O que é?</text:p>
      <text:p text:style-name="P39"/>
      <text:p text:style-name="P74"><text:span text:style-name="T41">A </text:span><text:span text:style-name="T29">propriedade opacity permite inserir um efeito de transparência em um elemento da página de forma simples no CSS3. Apesar de ser um recurso extremamente simples, é interessante no sentido de que é possível adicionar um efeito antes não obtido sem codificação ou edição de imagens. Ainda pode-se definir o grau de transparência a ser assumido, porém é interessante ressaltar que o efeito será aplicado ao elemento pai e a seus filhos (HTML/DOM). </text:span></text:p>
      <text:p text:style-name="P48"/>
      <text:p text:style-name="P39">Onde usar:</text:p>
      <text:p text:style-name="P39"/>
      <text:p text:style-name="P75">A utilização mais comum é <text:span text:style-name="T70">em</text:span> elementos estruturais.</text:p>
      <text:p text:style-name="P39"/>
      <text:p text:style-name="P39">Como usar:</text:p>
      <text:p text:style-name="P48"/>
      <text:p text:style-name="P34">seletor {</text:p>
      <text:p text:style-name="P66">opacity: <text:span text:style-name="T1">number</text:span>|initial|inherit;</text:p>
      <text:p text:style-name="P34">}</text:p>
      <text:p text:style-name="P39"/>
      <text:p text:style-name="P39">Exemplo de uso</text:p>
      <text:p text:style-name="P39"/>
      <text:p text:style-name="P76"><text:span text:style-name="T26">A</text:span><text:span text:style-name="T21">plicação do efeito de transparência nos elementos div (50%).</text:span></text:p>
      <text:p text:style-name="P39"/>
      <text:p text:style-name="P57"><text:span text:style-name="T71">div</text:span> {</text:p>
      <text:p text:style-name="P58"><text:s text:c="3"/><text:span text:style-name="T64">opacity: 0.5</text:span></text:p>
      <text:p text:style-name="P57">}</text:p>
      <text:p text:style-name="P39"/>
      <text:p text:style-name="P39">Referencia:</text:p>
      <text:p text:style-name="P39"/>
      <text:p text:style-name="P69"><text:span text:style-name="T72">http://css3clickchart.com/#opacity</text:span></text:p>
      <text:p text:style-name="P69"><text:a xlink:type="simple" xlink:href="http://www.w3schools.com/cssref/css3_pr_opacity.asp" text:style-name="Internet_20_link" text:visited-style-name="Visited_20_Internet_20_Link"><text:span text:style-name="T72">http://www.w3schools.com/cssref/css3_pr_opacity.asp</text:span></text:a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42">Funcionalidade: <text:span text:style-name="T73">Media queries</text:span></text:p>
      <text:p text:style-name="P41"/>
      <text:p text:style-name="P41">O que é?</text:p>
      <text:p text:style-name="P41"/>
      <text:p text:style-name="P79"><text:span text:style-name="T46">U</text:span><text:span text:style-name="T29">m dos recursos mais interessantes introduzidos no CSS3 é a </text:span><text:span text:style-name="T9">media queries,</text:span><text:span text:style-name="T29"> que permite que o conteúdo de um elemento seja ajustado de acordo com o dispositivo que irá acessar a página HTML, </text:span><text:span text:style-name="T47">ou seja, é possível avaliar o tipo de </text:span><text:span text:style-name="T16">media</text:span><text:span text:style-name="T47">, e suas características para determinar qual é a melhor opção de </text:span><text:span text:style-name="T16">layout</text:span><text:span text:style-name="T47">. Esse recurso vem ao encontro da interoperabilidade do HTML, e busca auxiliar no processo de quebra de estrutura, e má formação visual da página em determinado dispositivo. </text:span><text:span text:style-name="T48">Basicamente é necessário definir o tipo de mídia, juntamente com suas características e a partir disso definir qual a melhor opção de visualização.</text:span></text:p>
      <text:p text:style-name="P49"/>
      <text:p text:style-name="P41">Onde usar:</text:p>
      <text:p text:style-name="P41"/>
      <text:p text:style-name="P80">Em elementos estruturais, que dão corpo a página.</text:p>
      <text:p text:style-name="P41"/>
      <text:p text:style-name="P41">Como usar:</text:p>
      <text:p text:style-name="P49"/>
      <text:p text:style-name="P83">@media <text:span text:style-name="T74">mediatype</text:span> and (<text:span text:style-name="T74">media features)</text:span>{</text:p>
      <text:p text:style-name="P83"><text:s text:c="2"/>.<text:span text:style-name="T74">element</text:span> {</text:p>
      <text:p text:style-name="P83"><text:s text:c="4"/><text:span text:style-name="T74">doSomething</text:span>;</text:p>
      <text:p text:style-name="P83"><text:s text:c="2"/>}</text:p>
      <text:p text:style-name="P83">}</text:p>
      <text:p text:style-name="P41"/>
      <text:p text:style-name="P41">Exemplo de uso</text:p>
      <text:p text:style-name="P41"/>
      <text:p text:style-name="P77"><text:span text:style-name="T26">A</text:span><text:span text:style-name="T28">plicação da regra (cor de fundo) caso a largura seja 900px.</text:span></text:p>
      <text:p text:style-name="P41"/>
      <text:p text:style-name="P82">@media screen and (min-width: 900px) {</text:p>
      <text:p text:style-name="P82"><text:s text:c="2"/>.class {</text:p>
      <text:p text:style-name="P82"><text:s text:c="4"/>background: #666;</text:p>
      <text:p text:style-name="P82"><text:s text:c="2"/>}</text:p>
      <text:p text:style-name="P82">}</text:p>
      <text:p text:style-name="P41"/>
      <text:p text:style-name="P41">Referencia:</text:p>
      <text:p text:style-name="P41"/>
      <text:p text:style-name="P85">http://tableless.com.br/introducao-sobre-media-queries/</text:p>
      <text:p text:style-name="P86"><text:a xlink:type="simple" xlink:href="http://wpmidia.com.br/desenvolvimento-web/design-responsivo-css3-media-queries/" text:style-name="Internet_20_link" text:visited-style-name="Visited_20_Internet_20_Link">http://wpmidia.com.br/desenvolvimento-web/design-responsivo-css3-media-queries/</text:a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/text:p>
      <text:p text:style-name="P86"/>
      <text:p text:style-name="P44">Funcionalidade: <text:span text:style-name="T75">Columns</text:span></text:p>
      <text:p text:style-name="P43"/>
      <text:p text:style-name="P43">O que é?</text:p>
      <text:p text:style-name="P43"/>
      <text:p text:style-name="P87"><text:span text:style-name="T48">A </text:span><text:span text:style-name="T29">propriedade </text:span><text:span text:style-name="T9">column </text:span><text:span text:style-name="T29">permite que o conteúdo de uma página seja quebrado em colunas, facilitando assim a leitura, e ampliando a capacidade de edição dos layouts das páginas (Diagramação). Ainda sobre a propriedade, é possível definir a quantidade de colunas, o espaçamento entre elas, bem como o estilo de suas bordas.</text:span></text:p>
      <text:p text:style-name="P50"/>
      <text:p text:style-name="P43">Onde usar:</text:p>
      <text:p text:style-name="P43"/>
      <text:p text:style-name="P81">Em elementos estruturais <text:span text:style-name="T76">que possuam conteúdo textual</text:span>.</text:p>
      <text:p text:style-name="P43"/>
      <text:p text:style-name="P43">Como usar <text:span text:style-name="T77">(Firefox e Chrome)</text:span>:</text:p>
      <text:p text:style-name="P50"/>
      <text:p text:style-name="P88"><text:span text:style-name="T78">elemento</text:span> {</text:p>
      <text:p text:style-name="P88">-moz-column-count: <text:span text:style-name="T78">x</text:span>;</text:p>
      <text:p text:style-name="P88">-moz-column-gap: <text:span text:style-name="T78">ypx</text:span>;</text:p>
      <text:p text:style-name="P88">-moz-column-rule: <text:span text:style-name="T78">z</text:span>px <text:span text:style-name="T78">type color</text:span>;</text:p>
      <text:p text:style-name="P88"><text:s/></text:p>
      <text:p text:style-name="P88">-webkit-column-count: <text:span text:style-name="T78">x;</text:span></text:p>
      <text:p text:style-name="P89">-webkit-column-gap: <text:span text:style-name="T78">ypx</text:span>;</text:p>
      <text:p text:style-name="P89">-webkit-column-rule: <text:span text:style-name="T78">z</text:span>px <text:span text:style-name="T78">type color</text:span>;</text:p>
      <text:p text:style-name="P88">}</text:p>
      <text:p text:style-name="P43"/>
      <text:p text:style-name="P43">Exemplo de uso</text:p>
      <text:p text:style-name="P43"/>
      <text:p text:style-name="P78"><text:span text:style-name="T26">A</text:span><text:span text:style-name="T28">plicação da regra (cor de fundo) caso a largura seja 900px.</text:span></text:p>
      <text:p text:style-name="P43"/>
      <text:p text:style-name="P90">#div4 {</text:p>
      <text:p text:style-name="P90">/* borda inserida para facilitar o entedimento */</text:p>
      <text:p text:style-name="P90">border: 1px solid #699;</text:p>
      <text:p text:style-name="P90">-moz-column-count: 2;</text:p>
      <text:p text:style-name="P90">-moz-column-gap: 20px;</text:p>
      <text:p text:style-name="P90">-moz-column-rule: 1px solid #6e8eb9;</text:p>
      <text:p text:style-name="P90"><text:s/></text:p>
      <text:p text:style-name="P90">-webkit-column-count: 2;</text:p>
      <text:p text:style-name="P90">-webkit-column-gap: 20px;</text:p>
      <text:p text:style-name="P90">-webkit-column-rule: 1px solid #6e8eb9;</text:p>
      <text:p text:style-name="P90">}</text:p>
      <text:p text:style-name="P43"/>
      <text:p text:style-name="P43">Referencia:</text:p>
      <text:p text:style-name="P43"/>
      <text:p text:style-name="P91">http://www.kadunew.com/blog/css/10-efeitos-com-propriedades-css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oaldo Pagliari</meta:initial-creator>
    <meta:creation-date>2015-10-20T14:33:39.424927089</meta:creation-date>
    <dc:date>2015-10-21T16:39:49.986962111</dc:date>
    <dc:creator>Adroaldo Pagliari</dc:creator>
    <meta:editing-duration>PT9H20M27S</meta:editing-duration>
    <meta:editing-cycles>111</meta:editing-cycles>
    <meta:generator>LibreOffice/4.4.3.2$Linux_X86_64 LibreOffice_project/40m0$Build-2</meta:generator>
    <meta:document-statistic meta:table-count="0" meta:image-count="0" meta:object-count="0" meta:page-count="11" meta:paragraph-count="235" meta:word-count="1453" meta:character-count="10439" meta:non-whitespace-character-count="8989"/>
  </office:meta>
</office:document-meta>
</file>